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368" style:parent-style-name="Graphics">
      <style:graphic-properties draw:fill="none" draw:stroke="non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fo:clip="rect(0in, 0in, 2.42816in, 0in)" draw:stroke="non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00bfc4" draw:opacity="30.196%" draw:stroke="solid" svg:stroke-width="0.031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solid" draw:fill-color="#00bfc4" draw:opacity="30.196%" draw:stroke="solid" svg:stroke-width="0.031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f8766d" draw:opacity="69.804%" draw:stroke="solid" svg:stroke-width="0.031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f8766d" draw:opacity="69.804%" draw:stroke="solid" svg:stroke-width="0.031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56" draw:master-page-name="Master1-Layout1-title-Titelfolie" presentation:presentation-page-layout-name="Master1-PPL1" draw:id="Slide-256">
        <draw:g draw:name="Gruppieren 11" draw:id="id63">
          <svg:title/>
          <svg:desc/>
          <draw:frame draw:id="id68" draw:style-name="a368" draw:name="Grafik 3" svg:x="2.82292in" svg:y="3.04139in" svg:width="3.02083in" svg:height="2.36458in" style:rel-width="scale" style:rel-height="scale">
            <draw:image xlink:href="media/image1.png" xlink:type="simple" xlink:show="embed" xlink:actuate="onLoad"/>
            <svg:title/>
            <svg:desc/>
          </draw:frame>
          <draw:custom-shape svg:x="3.22272in" svg:y="3.21327in" svg:width="0.43353in" svg:height="1.73958in" draw:id="id69" draw:style-name="a371" draw:name="Rechteck 7">
            <svg:title/>
            <svg:desc/>
            <text:p text:style-name="a370" text:class-names="" text:cond-style-name=""><text:span text:style-name="a3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22272in" svg:y="3.21327in" svg:width="1.85437in" svg:height="0.61964in" draw:id="id70" draw:style-name="a374" draw:name="Rechteck 8">
            <svg:title/>
            <svg:desc/>
            <text:p text:style-name="a373" text:class-names="" text:cond-style-name=""><text:span text:style-name="a3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47368in" svg:y="3.21327in" svg:width="0.61046in" svg:height="1.73958in" draw:id="id71" draw:style-name="a377" draw:name="Rechteck 9">
            <svg:title/>
            <svg:desc/>
            <text:p text:style-name="a376" text:class-names="" text:cond-style-name=""><text:span text:style-name="a3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64" draw:style-name="a357" draw:name="Grafik 10" svg:x="0.97569in" svg:y="0.98725in" svg:width="6.99738in" svg:height="1.94792in" style:rel-width="scale" style:rel-height="scale">
          <draw:image xlink:href="media/image2.emf" xlink:type="simple" xlink:show="embed" xlink:actuate="onLoad"/>
          <svg:title/>
          <svg:desc/>
        </draw:frame>
        <draw:custom-shape svg:x="3.65625in" svg:y="3.83291in" svg:width="0.81744in" svg:height="1.11994in" draw:id="id65" draw:style-name="a360" draw:name="Rechteck 13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363" draw:name="Textfeld 14" svg:x="2.09453in" svg:y="3.75in" svg:width="1.12114in" svg:height="0.40391in">
          <draw:text-box>
            <text:p text:style-name="a362" text:class-names="" text:cond-style-name=""><text:span text:style-name="a361" text:class-names="">=<text:s text:c="1"/></text:span></text:p>
          </draw:text-box>
          <svg:title/>
          <svg:desc/>
        </draw:frame>
        <draw:frame draw:id="id67" draw:style-name="a367" draw:name="Textfeld 11" svg:x="0.97569in" svg:y="1.66667in" svg:width="0.25012in" svg:height="0.40391in">
          <draw:text-box>
            <text:p text:style-name="a366" text:class-names="" text:cond-style-name=""><text:span text:style-name="a364" text:class-names="">ĥ</text:span><text:span text:style-name="a36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umsplatzhalt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4/26/2021</text:date></text:span></text:p>
        </draw:text-box>
        <svg:title/>
        <svg:desc/>
      </draw:frame>
      <draw:frame draw:id="id3" presentation:style-name="a28" draw:name="Fußzeilenplatzhalt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Foliennummernplatzhalt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2">
      <draw:frame draw:id="id5" presentation:style-name="a36" draw:name="Titel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Mastertitelformat bearbeiten</text:span><text:span text:style-name="a34" text:class-names=""/></text:p>
        </draw:text-box>
        <svg:title/>
        <svg:desc/>
      </draw:frame>
      <draw:frame draw:id="id6" presentation:style-name="a40" draw:name="Untertitel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Master-Untertitelformat bearbeiten</text:span><text:span text:style-name="a38" text:class-names=""/></text:p>
        </draw:text-box>
        <svg:title/>
        <svg:desc/>
      </draw:frame>
      <draw:frame draw:id="id7" presentation:style-name="a44" draw:name="Datumsplatzhalt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4/26/2021</text:date></text:span></text:p>
        </draw:text-box>
        <svg:title/>
        <svg:desc/>
      </draw:frame>
      <draw:frame draw:id="id8" presentation:style-name="a47" draw:name="Fußzeilenplatzhalt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Foliennummernplatzhalt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51">
      <draw:frame draw:id="id10" presentation:style-name="a55" draw:name="Titel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Mastertitelformat bearbeiten</text:span><text:span text:style-name="a53" text:class-names=""/></text:p>
        </draw:text-box>
        <svg:title/>
        <svg:desc/>
      </draw:frame>
      <draw:frame draw:id="id11" presentation:style-name="a72" draw:name="Inhaltsplatzhalt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Mastertextformat bearbeit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Zweite Ebene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ünfte Ebene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umsplatzhalt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4/26/2021</text:date></text:span></text:p>
        </draw:text-box>
        <svg:title/>
        <svg:desc/>
      </draw:frame>
      <draw:frame draw:id="id13" presentation:style-name="a79" draw:name="Fußzeilenplatzhalt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Foliennummernplatzhalt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83">
      <draw:frame draw:id="id15" presentation:style-name="a87" draw:name="Titel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Mastertitelformat bearbeiten</text:span><text:span text:style-name="a85" text:class-names=""/></text:p>
        </draw:text-box>
        <svg:title/>
        <svg:desc/>
      </draw:frame>
      <draw:frame draw:id="id16" presentation:style-name="a91" draw:name="Textplatzhalt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Mastertextformat bearbeiten</text:span></text:p>
            </text:list-item>
          </text:list>
        </draw:text-box>
        <svg:title/>
        <svg:desc/>
      </draw:frame>
      <draw:frame draw:id="id17" presentation:style-name="a95" draw:name="Datumsplatzhalt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4/26/2021</text:date></text:span></text:p>
        </draw:text-box>
        <svg:title/>
        <svg:desc/>
      </draw:frame>
      <draw:frame draw:id="id18" presentation:style-name="a98" draw:name="Fußzeilenplatzhalt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Foliennummernplatzhalt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02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Mastertitelformat bearbeiten</text:span><text:span text:style-name="a104" text:class-names=""/></text:p>
        </draw:text-box>
        <svg:title/>
        <svg:desc/>
      </draw:frame>
      <draw:frame draw:id="id21" presentation:style-name="a123" draw:name="Inhaltsplatzhalt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astertextformat bearbeit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Zweite Ebene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ünfte Ebene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Inhaltsplatzhalt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Mastertextformat bearbeit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Zweite Ebene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ünfte Ebene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umsplatzhalt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4/26/2021</text:date></text:span></text:p>
        </draw:text-box>
        <svg:title/>
        <svg:desc/>
      </draw:frame>
      <draw:frame draw:id="id24" presentation:style-name="a147" draw:name="Fußzeilenplatzhalt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Foliennummernplatzhalt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51">
      <draw:frame draw:id="id26" presentation:style-name="a155" draw:name="Titel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Mastertitelformat bearbeiten</text:span><text:span text:style-name="a153" text:class-names=""/></text:p>
        </draw:text-box>
        <svg:title/>
        <svg:desc/>
      </draw:frame>
      <draw:frame draw:id="id27" presentation:style-name="a159" draw:name="Textplatzhalt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astertextformat bearbeiten</text:span></text:p>
            </text:list-item>
          </text:list>
        </draw:text-box>
        <svg:title/>
        <svg:desc/>
      </draw:frame>
      <draw:frame draw:id="id28" presentation:style-name="a176" draw:name="Inhaltsplatzhalt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Mastertextformat bearbeit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Zweite Ebene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ünfte Ebene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platzhalt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astertextformat bearbeiten</text:span></text:p>
            </text:list-item>
          </text:list>
        </draw:text-box>
        <svg:title/>
        <svg:desc/>
      </draw:frame>
      <draw:frame draw:id="id30" presentation:style-name="a197" draw:name="Inhaltsplatzhalt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Mastertextformat bearbeit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Zweite Ebene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ünfte Ebene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umsplatzhalt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4/26/2021</text:date></text:span></text:p>
        </draw:text-box>
        <svg:title/>
        <svg:desc/>
      </draw:frame>
      <draw:frame draw:id="id32" presentation:style-name="a204" draw:name="Fußzeilenplatzhalt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Foliennummernplatzhalt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208">
      <draw:frame draw:id="id34" presentation:style-name="a212" draw:name="Titel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Mastertitelformat bearbeiten</text:span><text:span text:style-name="a210" text:class-names=""/></text:p>
        </draw:text-box>
        <svg:title/>
        <svg:desc/>
      </draw:frame>
      <draw:frame draw:id="id35" presentation:style-name="a216" draw:name="Datumsplatzhalt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4/26/2021</text:date></text:span></text:p>
        </draw:text-box>
        <svg:title/>
        <svg:desc/>
      </draw:frame>
      <draw:frame draw:id="id36" presentation:style-name="a219" draw:name="Fußzeilenplatzhalt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Foliennummernplatzhalt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23">
      <draw:frame draw:id="id38" presentation:style-name="a227" draw:name="Datumsplatzhalt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4/26/2021</text:date></text:span></text:p>
        </draw:text-box>
        <svg:title/>
        <svg:desc/>
      </draw:frame>
      <draw:frame draw:id="id39" presentation:style-name="a230" draw:name="Fußzeilenplatzhalt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Foliennummernplatzhalt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34">
      <draw:frame draw:id="id41" presentation:style-name="a238" draw:name="Titel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Mastertitelformat bearbeiten</text:span><text:span text:style-name="a236" text:class-names=""/></text:p>
        </draw:text-box>
        <svg:title/>
        <svg:desc/>
      </draw:frame>
      <draw:frame draw:id="id42" presentation:style-name="a255" draw:name="Inhaltsplatzhalt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platzhalt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44" presentation:style-name="a263" draw:name="Datumsplatzhalt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4/26/2021</text:date></text:span></text:p>
        </draw:text-box>
        <svg:title/>
        <svg:desc/>
      </draw:frame>
      <draw:frame draw:id="id45" presentation:style-name="a266" draw:name="Fußzeilenplatzhalt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Foliennummernplatzhalt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70">
      <draw:frame draw:id="id47" presentation:style-name="a274" draw:name="Titel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Mastertitelformat bearbeiten</text:span><text:span text:style-name="a272" text:class-names=""/></text:p>
        </draw:text-box>
        <svg:title/>
        <svg:desc/>
      </draw:frame>
      <draw:frame draw:id="id48" presentation:style-name="a277" draw:name="Bildplatzhalt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platzhalt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Mastertextformat bearbeiten</text:span></text:p>
            </text:list-item>
          </text:list>
        </draw:text-box>
        <svg:title/>
        <svg:desc/>
      </draw:frame>
      <draw:frame draw:id="id50" presentation:style-name="a285" draw:name="Datumsplatzhalt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4/26/2021</text:date></text:span></text:p>
        </draw:text-box>
        <svg:title/>
        <svg:desc/>
      </draw:frame>
      <draw:frame draw:id="id51" presentation:style-name="a288" draw:name="Fußzeilenplatzhalt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Foliennummernplatzhalt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92">
      <draw:frame draw:id="id53" presentation:style-name="a296" draw:name="Titel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Mastertitelformat bearbeiten</text:span><text:span text:style-name="a294" text:class-names=""/></text:p>
        </draw:text-box>
        <svg:title/>
        <svg:desc/>
      </draw:frame>
      <draw:frame draw:id="id54" presentation:style-name="a313" draw:name="Vertikaler Textplatzhalt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astertextformat bearbeite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Zweite Ebene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ünfte Ebene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umsplatzhalt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4/26/2021</text:date></text:span></text:p>
        </draw:text-box>
        <svg:title/>
        <svg:desc/>
      </draw:frame>
      <draw:frame draw:id="id56" presentation:style-name="a320" draw:name="Fußzeilenplatzhalt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Foliennummernplatzhalt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24">
      <draw:frame draw:id="id58" presentation:style-name="a328" draw:name="Vertikaler Tite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Mastertitelformat bearbeiten</text:span><text:span text:style-name="a326" text:class-names=""/></text:p>
        </draw:text-box>
        <svg:title/>
        <svg:desc/>
      </draw:frame>
      <draw:frame draw:id="id59" presentation:style-name="a345" draw:name="Vertikaler Textplatzhalt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astertextformat bearbeite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Zweite Ebene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ünfte Ebene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umsplatzhalt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4/26/2021</text:date></text:span></text:p>
        </draw:text-box>
        <svg:title/>
        <svg:desc/>
      </draw:frame>
      <draw:frame draw:id="id61" presentation:style-name="a352" draw:name="Fußzeilenplatzhalt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Foliennummernplatzhalt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Carolin Becker</meta:initial-creator>
    <dc:creator>Herbinger, Julia</dc:creator>
    <meta:creation-date>2020-07-08T16:13:58Z</meta:creation-date>
    <dc:date>2021-04-26T10:59:00Z</dc:date>
    <meta:editing-cycles>2</meta:editing-cycles>
    <meta:editing-duration>PT0S</meta:editing-duration>
    <meta:document-statistic meta:paragraph-count="2" meta:word-count="2"/>
  </office:meta>
</office:document-meta>
</file>